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EATE DATABASE wayz;</text:span></text:p>
      <text:p text:style-name="P1"><text:span text:style-name="T1"/></text:p>
      <text:p text:style-name="P1"><text:span text:style-name="T1">use wayz;</text:span></text:p>
      <text:p text:style-name="P1"><text:span text:style-name="T1"/></text:p>
      <text:p text:style-name="P1"><text:span text:style-name="T1">CREATE TABLE tb_usuario(</text:span></text:p>
      <text:p text:style-name="P1"><text:span text:style-name="T1"/></text:p>
      <text:p text:style-name="P1"><text:span text:style-name="T1">id_usuario INT(11) UNSIGNED NOT NULL AUTO_INCREMENT,</text:span></text:p>
      <text:p text:style-name="P1"><text:span text:style-name="T1">cd_user VARCHAR(15) UNIQUE NOT NULL,</text:span></text:p>
      <text:p text:style-name="P1"><text:span text:style-name="T1">cd_senha VARCHAR(10) NOT NULL,</text:span></text:p>
      <text:p text:style-name="P1"><text:span text:style-name="T1">cd_namec VARCHAR(30) NOT NULL,</text:span></text:p>
      <text:p text:style-name="P1"><text:span text:style-name="T1">cd_cpf VARCHAR(11) UNIQUE NOT NULL,</text:span></text:p>
      <text:p text:style-name="P1"><text:span text:style-name="T1">cd_email VARCHAR(40) UNIQUE NOT NULL,</text:span></text:p>
      <text:p text:style-name="P1"><text:span text:style-name="T1">nm_foto VARCHAR(100) NOT NULL,</text:span></text:p>
      <text:p text:style-name="P1"><text:span text:style-name="T1">pathft VARCHAR(100) NOT NULL,</text:span></text:p>
      <text:p text:style-name="P1"><text:span text:style-name="T1">money_userB FLOAT(10),</text:span></text:p>
      <text:p text:style-name="P1"><text:span text:style-name="T1">money_userE FLOAT(10),</text:span></text:p>
      <text:p text:style-name="P1"><text:span text:style-name="T1">CONSTRAINT pk_user PRIMARY KEY(id_usuario)</text:span></text:p>
      <text:p text:style-name="P1"><text:span text:style-name="T1"/></text:p>
      <text:p text:style-name="P1"><text:span text:style-name="T1">ON DELETE CASCADE</text:span></text:p>
      <text:p text:style-name="P1"><text:span text:style-name="T1"> ON UPDATE CASCAD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);</text:span></text:p>
      <text:p text:style-name="P1"><text:span text:style-name="T1"/></text:p>
      <text:p text:style-name="P1"><text:span text:style-name="T1">CREATE TABLE tb_nfts (</text:span></text:p>
      <text:p text:style-name="P1"><text:span text:style-name="T1">id_nft INT(11) UNSIGNED NOT NULL AUTO_INCREMENT,</text:span></text:p>
      <text:p text:style-name="P1"><text:span text:style-name="T1">nm_nft VARCHAR(100) NOT NULL,</text:span></text:p>
      <text:p text:style-name="P1"><text:span text:style-name="T1">desc_nft VARCHAR(20) NOT NULL,</text:span></text:p>
      <text:p text:style-name="P1"><text:span text:style-name="T1">cat_nft VARCHAR (20) NOT NULL,</text:span></text:p>
      <text:p text:style-name="P1"><text:span text:style-name="T1">col_nft VARCHAR(30) NOT NULL,</text:span></text:p>
      <text:p text:style-name="P1"><text:span text:style-name="T1">vlr_nft FLOAT(10) NOT NULL,</text:span></text:p>
      <text:p text:style-name="P1"><text:span text:style-name="T1">moeda_nft VARCHAR(20) NOT NULL,</text:span></text:p>
      <text:p text:style-name="P1"><text:span text:style-name="T1">edicao_nft VARCHAR(20) NOT NULL,</text:span></text:p>
      <text:p text:style-name="P1"><text:span text:style-name="T1">path VARCHAR (100) NOT NULL,</text:span></text:p>
      <text:p text:style-name="P1"><text:span text:style-name="T1">ids_user int (11) unsigned not null,</text:span></text:p>
      <text:p text:style-name="P1"><text:span text:style-name="T1">primary key (id_nft) ,</text:span></text:p>
      <text:p text:style-name="P1"><text:span text:style-name="T1"/></text:p>
      <text:p text:style-name="P1"><text:span text:style-name="T1">constraint fk_ids_user</text:span></text:p>
      <text:p text:style-name="P1"><text:span text:style-name="T1">foreign key (ids_user)</text:span></text:p>
      <text:p text:style-name="P1"><text:span text:style-name="T1">references tb_usuario (id_usuario) </text:span></text:p>
      <text:p text:style-name="P1"><text:span text:style-name="T1"> ON DELETE CASCADE</text:span></text:p>
      <text:p text:style-name="P1"><text:span text:style-name="T1"> ON UPDATE CASCADE</text:span></text:p>
      <text:p text:style-name="P1"><text:span text:style-name="T1">);</text:span></text:p>
      <text:p text:style-name="P1"><text:span text:style-name="T1"/></text:p>
      <text:p text:style-name="P1"><text:span text:style-name="T1"/></text:p>
      <text:p text:style-name="P1"><text:span text:style-name="T1"> </text:span></text:p>
      <text:p text:style-name="P1"><text:span text:style-name="T1">CREATE TABLE tb_compras (</text:span></text:p>
      <text:p text:style-name="P1"><text:span text:style-name="T1">id_compra INT(11) UNSIGNED NOT NULL AUTO_INCREMENT,</text:span></text:p>
      <text:p text:style-name="P1"><text:span text:style-name="T1"/></text:p>
      <text:p text:style-name="P1"><text:span text:style-name="T1">ids_userc int (11) unsigned not null,</text:span></text:p>
      <text:p text:style-name="P1"><text:span text:style-name="T1">ids_nfts int (11) unsigned not null,</text:span></text:p>
      <text:p text:style-name="P1"><text:span text:style-name="T1"/></text:p>
      <text:p text:style-name="P1"><text:span text:style-name="T1"/></text:p>
      <text:p text:style-name="P1"><text:span text:style-name="T1">primary key (id_compra) ,</text:span></text:p>
      <text:p text:style-name="P1"><text:span text:style-name="T1"/></text:p>
      <text:p text:style-name="P1"><text:span text:style-name="T1">constraint fk_ids_userc</text:span></text:p>
      <text:p text:style-name="P1"><text:span text:style-name="T1">foreign key (ids_userc)</text:span></text:p>
      <text:p text:style-name="P1"><text:span text:style-name="T1">references tb_usuario (id_usuario),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onstraint fk_ids_nfts</text:span></text:p>
      <text:p text:style-name="P1"><text:span text:style-name="T1">foreign key (ids_nfts)</text:span></text:p>
      <text:p text:style-name="P1"><text:span text:style-name="T1">references tb_nfts (id_nft)</text:span></text:p>
      <text:p text:style-name="P1"><text:span text:style-name="T1"/></text:p>
      <text:p text:style-name="P1"><text:span text:style-name="T1"> ON DELETE CASCADE</text:span></text:p>
      <text:p text:style-name="P1"><text:span text:style-name="T1"> ON UPDATE CASCADE</text:span></text:p>
      <text:p text:style-name="P1"><text:span text:style-name="T1"/></text:p>
      <text:p text:style-name="P1"><text:span text:style-name="T1">);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